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legreya Sans Light" svg:font-family="'Alegreya Sans Light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0mm" table:align="margins" style:may-break-between-rows="true" table:border-model="collapsing"/>
    </style:style>
    <style:style style:name="Table1.A" style:family="table-column">
      <style:table-column-properties style:column-width="85mm" style:rel-column-width="32767*"/>
    </style:style>
    <style:style style:name="Table1.B" style:family="table-column">
      <style:table-column-properties style:column-width="85mm" style:rel-column-width="32768*"/>
    </style:style>
    <style:style style:name="Table1.A1" style:family="table-cell">
      <style:table-cell-properties fo:background-color="transparent" fo:padding="0.97m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e1.B1" style:family="table-cell">
      <style:table-cell-properties fo:background-color="transparent" fo:padding="0.97mm" fo:border="0.5pt solid #2a6099" style:writing-mode="page">
        <style:background-image/>
      </style:table-cell-properties>
    </style:style>
    <style:style style:name="Table1.A2" style:family="table-cell">
      <style:table-cell-properties fo:background-color="transparent" fo:padding="0.97mm" fo:border-left="0.5pt solid #2a6099" fo:border-right="none" fo:border-top="none" fo:border-bottom="0.5pt solid #2a6099" style:writing-mode="page">
        <style:background-image/>
      </style:table-cell-properties>
    </style:style>
    <style:style style:name="Table1.B2" style:family="table-cell">
      <style:table-cell-properties fo:background-color="transparent" fo:padding="0.97m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.15" style:family="table-row">
      <style:table-row-properties fo:keep-together="auto"/>
    </style:style>
    <style:style style:name="Table2" style:family="table">
      <style:table-properties style:width="170mm" table:align="margins" style:may-break-between-rows="true" table:border-model="separating"/>
    </style:style>
    <style:style style:name="Table2.A" style:family="table-column">
      <style:table-column-properties style:column-width="33.99mm" style:rel-column-width="13102*"/>
    </style:style>
    <style:style style:name="Table2.B" style:family="table-column">
      <style:table-column-properties style:column-width="2.19mm" style:rel-column-width="843*"/>
    </style:style>
    <style:style style:name="Table2.C" style:family="table-column">
      <style:table-column-properties style:column-width="33.44mm" style:rel-column-width="12892*"/>
    </style:style>
    <style:style style:name="Table2.D" style:family="table-column">
      <style:table-column-properties style:column-width="32.42mm" style:rel-column-width="12497*"/>
    </style:style>
    <style:style style:name="Table2.E" style:family="table-column">
      <style:table-column-properties style:column-width="2.15mm" style:rel-column-width="829*"/>
    </style:style>
    <style:style style:name="Table2.F" style:family="table-column">
      <style:table-column-properties style:column-width="32.33mm" style:rel-column-width="12463*"/>
    </style:style>
    <style:style style:name="Table2.G" style:family="table-column">
      <style:table-column-properties style:column-width="33.48mm" style:rel-column-width="12909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97mm" fo:border-left="0.5pt solid #000000" fo:border-right="none" fo:border-top="none" fo:border-bottom="none" style:writing-mode="page">
        <style:background-image/>
      </style:table-cell-properties>
    </style:style>
    <style:style style:name="Table2.F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2.2" style:family="table-row">
      <style:table-row-properties style:min-row-height="0.02mm" fo:keep-together="auto"/>
    </style:style>
    <style:style style:name="Table2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2.G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margin-top="0mm" fo:margin-bottom="3mm" style:contextual-spacing="false"/>
      <style:text-properties fo:color="#2a6099" loext:opacity="100%" style:font-name="Liberation Sans"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margin-top="0mm" fo:margin-bottom="3mm" style:contextual-spacing="false" fo:text-align="start" style:justify-single-word="false"/>
      <style:text-properties fo:color="#2a6099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164def" officeooo:paragraph-rsid="00164def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margin-top="0mm" fo:margin-bottom="3mm" style:contextual-spacing="false" fo:text-align="start" style:justify-single-word="false"/>
      <style:text-properties fo:color="#2a6099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164def" officeooo:paragraph-rsid="001b78bf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margin-top="0mm" fo:margin-bottom="3mm" style:contextual-spacing="false" fo:text-align="start" style:justify-single-word="false"/>
      <style:text-properties fo:color="#2a6099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164def" officeooo:paragraph-rsid="002cfbfd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margin-top="0mm" fo:margin-bottom="3mm" style:contextual-spacing="false" fo:text-align="start" style:justify-single-word="false"/>
      <style:text-properties fo:color="#2a6099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164def" officeooo:paragraph-rsid="002d0641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legreya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legreya Sans Light" fo:font-size="10pt" fo:font-style="normal" fo:text-shadow="none" style:text-underline-style="none" fo:font-weight="normal" officeooo:paragraph-rsid="0011539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legreya Sans Light" fo:font-size="10pt" fo:font-style="normal" fo:text-shadow="none" style:text-underline-style="none" fo:font-weight="normal" officeooo:paragraph-rsid="000c8f0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legreya Sans Light" fo:font-size="10pt" fo:font-style="normal" fo:text-shadow="none" style:text-underline-style="none" fo:font-weight="normal" officeooo:rsid="000b08f4" officeooo:paragraph-rsid="000b08f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legreya Sans Light" fo:font-size="10pt" fo:font-style="normal" fo:text-shadow="none" style:text-underline-style="none" fo:font-weight="normal" officeooo:rsid="000b08f4" officeooo:paragraph-rsid="0029227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legreya Sans Light" fo:font-size="10pt" fo:font-style="normal" fo:text-shadow="none" style:text-underline-style="none" fo:font-weight="normal" officeooo:paragraph-rsid="00198f9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legreya Sans Light" fo:font-size="10pt" fo:font-style="normal" fo:text-shadow="none" style:text-underline-style="none" fo:font-weight="normal" officeooo:paragraph-rsid="00300d4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legreya Sans Light" fo:font-size="10pt" fo:font-style="normal" fo:text-shadow="none" style:text-underline-style="none" fo:font-weight="normal" officeooo:rsid="00164de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legreya Sans Light" fo:font-size="10pt" fo:font-style="normal" fo:text-shadow="none" style:text-underline-style="none" fo:font-weight="normal" officeooo:rsid="00164def" officeooo:paragraph-rsid="0029227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legreya Sans Light" fo:font-size="10pt" fo:font-style="normal" fo:text-shadow="none" style:text-underline-style="none" fo:font-weight="normal" officeooo:rsid="00164def" officeooo:paragraph-rsid="001b78b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legreya Sans Light" fo:font-size="10pt" fo:font-style="normal" fo:text-shadow="none" style:text-underline-style="none" fo:font-weight="normal" officeooo:rsid="00164def" officeooo:paragraph-rsid="002cfbf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legreya Sans Light" fo:font-size="10pt" fo:font-style="normal" fo:text-shadow="none" style:text-underline-style="none" fo:font-weight="normal" officeooo:rsid="00164def" officeooo:paragraph-rsid="00300d4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2a6099" loext:opacity="100%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2a6099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paragraph-rsid="000c8f0b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2a6099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paragraph-rsid="00300d4e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2a6099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paragraph-rsid="002e467c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3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legreya Sans Light" fo:font-size="10pt" fo:font-style="normal" fo:text-shadow="none" style:text-underline-style="none" fo:font-weight="normal" officeooo:rsid="00115397" officeooo:paragraph-rsid="00225d6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Preformatted_20_Text">
      <style:paragraph-properties fo:margin-top="0mm" fo:margin-bottom="10mm" style:contextual-spacing="false" fo:text-align="start" style:justify-single-word="false"/>
      <style:text-properties fo:color="#2a6099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paragraph-rsid="001b78bf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margin-top="0mm" fo:margin-bottom="10m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cfb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margin-top="0mm" fo:margin-bottom="10mm" style:contextual-spacing="false" fo:text-align="start" style:justify-single-word="false"/>
      <style:text-properties fo:color="#2a6099" loext:opacity="100%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margin-top="0mm" fo:margin-bottom="10mm" style:contextual-spacing="false" fo:text-align="start" style:justify-single-word="false"/>
      <style:text-properties fo:color="#2a6099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paragraph-rsid="001b78bf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margin-top="0mm" fo:margin-bottom="10mm" style:contextual-spacing="false" fo:text-align="start" style:justify-single-word="false"/>
      <style:text-properties fo:color="#2a6099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paragraph-rsid="002cfbfd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margin-top="0mm" fo:margin-bottom="10mm" style:contextual-spacing="false" fo:text-align="start" style:justify-single-word="false"/>
      <style:text-properties fo:color="#2a6099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paragraph-rsid="002d0641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margin-top="0mm" fo:margin-bottom="0m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Alegreya Sans Light" fo:font-size="10pt" fo:font-style="normal" fo:text-shadow="none" style:text-underline-style="none" fo:font-weight="normal" officeooo:rsid="00164def" officeooo:paragraph-rsid="001bb40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10b1f7"/>
    </style:style>
    <style:style style:name="T2" style:family="text">
      <style:text-properties officeooo:rsid="00115397"/>
    </style:style>
    <style:style style:name="T3" style:family="text">
      <style:text-properties officeooo:rsid="0012ba25"/>
    </style:style>
    <style:style style:name="T4" style:family="text">
      <style:text-properties officeooo:rsid="00198f99" style:font-name-asian="OpenSymbol" style:font-name-complex="OpenSymbol"/>
    </style:style>
    <style:style style:name="T5" style:family="text">
      <style:text-properties officeooo:rsid="0020ff82"/>
    </style:style>
    <style:style style:name="T6" style:family="text">
      <style:text-properties officeooo:rsid="00221677"/>
    </style:style>
    <style:style style:name="T7" style:family="text">
      <style:text-properties officeooo:rsid="002893d1"/>
    </style:style>
    <style:style style:name="T8" style:family="text">
      <style:text-properties officeooo:rsid="00292270"/>
    </style:style>
    <style:style style:name="T9" style:family="text">
      <style:text-properties officeooo:rsid="002413fa"/>
    </style:style>
    <style:style style:name="T10" style:family="text">
      <style:text-properties officeooo:rsid="002e467c"/>
    </style:style>
    <style:style style:name="T11" style:family="text">
      <style:text-properties officeooo:rsid="00300d4e"/>
    </style:style>
    <style:style style:name="T12" style:family="text">
      <style:text-properties style:font-name="Liberation Sans" fo:font-size="8pt" style:font-size-asian="8pt" style:font-size-complex="8pt"/>
    </style:style>
    <style:style style:name="gr1" style:family="graphic">
      <style:graphic-properties draw:stroke="none" svg:stroke-color="#000000" draw:fill="none" draw:fill-color="#ffffff" fo:min-height="11.3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Shape1" draw:style-name="gr1" draw:text-style-name="P31" svg:width="83.12mm" svg:height="11.4mm" svg:x="89.66mm" svg:y="0.81mm"><draw:text-box><text:p><text:span text:style-name="T12">Request for waiver as defined in ECSS‐M‐ST‐40C Rev. 1 from </text:span><text:span text:style-name="T12">6 March 2009. See table J‐1 on page 75 for a description of </text:span><text:span text:style-name="T12">fields.</text:span></text:p><text:p/></draw:text-box></draw:frame>Request for Waiver</text:p>
      <table:table table:name="Table1" table:style-name="Table1" table:template-name="Default Style">
        <table:table-column table:style-name="Table1.A"/>
        <table:table-column table:style-name="Table1.B"/>
        <table:table-row table:style-name="TableLine94362243535392">
          <table:table-cell table:style-name="Table1.A1" office:value-type="string">
            <text:p text:style-name="P19">Organization:</text:p>
            <text:p text:style-name="P7">embedded brains GmbH</text:p>
          </table:table-cell>
          <table:table-cell table:style-name="Table1.B1" office:value-type="string">
            <text:p text:style-name="P19">Number:</text:p>
            <text:p text:style-name="P7">RfW-QDP-<text:span text:style-name="T2">0</text:span>1</text:p>
          </table:table-cell>
        </table:table-row>
        <table:table-row table:style-name="TableLine94362243620976">
          <table:table-cell table:style-name="Table1.A2" office:value-type="string">
            <text:p text:style-name="P19">Project:</text:p>
            <text:p text:style-name="P7">Qualification of RTEMS Symmetric Multiprocessing (SMP)</text:p>
          </table:table-cell>
          <table:table-cell table:style-name="Table1.B2" office:value-type="string">
            <text:p text:style-name="P19">Issue:</text:p>
            <text:p text:style-name="P7">1</text:p>
          </table:table-cell>
        </table:table-row>
        <table:table-row table:style-name="TableLine94362243699120">
          <table:table-cell table:style-name="Table1.A2" office:value-type="string">
            <text:p text:style-name="P19">Business agreement:</text:p>
            <text:p text:style-name="P7">4000125572/18/NL/GLC/as</text:p>
          </table:table-cell>
          <table:table-cell table:style-name="Table1.B2" office:value-type="string">
            <text:p text:style-name="P19">Date:</text:p>
            <text:p text:style-name="P10">2021-Nov-<text:span text:style-name="T9">17</text:span></text:p>
          </table:table-cell>
        </table:table-row>
        <table:table-row table:style-name="TableLine94362243699664">
          <table:table-cell table:style-name="Table1.A2" office:value-type="string">
            <text:p text:style-name="P19">Order:</text:p>
            <text:p text:style-name="P7"><text:s/></text:p>
          </table:table-cell>
          <table:table-cell table:style-name="Table1.B2" office:value-type="string">
            <text:p text:style-name="P19">Item designation:</text:p>
            <text:p text:style-name="P7">Directive rtems_rate_monotonic_deadline() as mentioned in the Space Profile</text:p>
          </table:table-cell>
        </table:table-row>
        <table:table-row table:style-name="TableLine94362243700320">
          <table:table-cell table:style-name="Table1.A2" office:value-type="string">
            <text:p text:style-name="P19">Originator site:</text:p>
            <text:p text:style-name="P9">embedded brains GmbH, Dornierstr. 4,</text:p>
            <text:p text:style-name="P9">82178 Puchheim, Germany</text:p>
          </table:table-cell>
          <table:table-cell table:style-name="Table1.B2" office:value-type="string">
            <text:p text:style-name="P19">Affected item(s):</text:p>
            <text:p text:style-name="P7">Pre-qualified RTEMS SMP operating system software</text:p>
          </table:table-cell>
        </table:table-row>
        <table:table-row table:style-name="TableLine94362243700976">
          <table:table-cell table:style-name="Table1.A2" office:value-type="string">
            <text:p text:style-name="P19">Classification:</text:p>
            <text:p text:style-name="P7">Minor</text:p>
          </table:table-cell>
          <table:table-cell table:style-name="Table1.B2" office:value-type="string">
            <text:p text:style-name="P20">Effectivity:</text:p>
            <text:p text:style-name="P9">Affected versions: All</text:p>
          </table:table-cell>
        </table:table-row>
        <table:table-row table:style-name="TableLine94362243701584">
          <table:table-cell table:style-name="Table1.B2" table:number-columns-spanned="2" office:value-type="string">
            <text:p text:style-name="P19">Affected document:</text:p>
            <text:p text:style-name="P7">Technical Note Space Profile, release 5, section 3.14</text:p>
          </table:table-cell>
          <table:covered-table-cell/>
        </table:table-row>
        <table:table-row table:style-name="TableLine94362243702736">
          <table:table-cell table:style-name="Table1.B2" table:number-columns-spanned="2" office:value-type="string">
            <text:p text:style-name="P19">Short description:</text:p>
            <text:p text:style-name="P7">Function rtems_rate_monotonic_deadline() missing</text:p>
          </table:table-cell>
          <table:covered-table-cell/>
        </table:table-row>
        <table:table-row table:style-name="TableLine94362243703280">
          <table:table-cell table:style-name="Table1.B2" table:number-columns-spanned="2" office:value-type="string">
            <text:p text:style-name="P19">Detailed description:</text:p>
            <text:p text:style-name="P7">The directive rtems_rate_monotonic_deadline() shall not be implemented in the <text:span text:style-name="T6">p</text:span>re-qualified RTEMS SMP operating system despite it is required <text:span text:style-name="T5">by</text:span> the Space Profile.</text:p>
          </table:table-cell>
          <table:covered-table-cell/>
        </table:table-row>
        <table:table-row table:style-name="TableLine94362243703904">
          <table:table-cell table:style-name="Table1.B2" table:number-columns-spanned="2" office:value-type="string">
            <text:p text:style-name="P19">Reason for request:</text:p>
            <text:p text:style-name="P7">No such directive exists in the public RTEMS OSS project. It would be a completely new directive which has no documentation, specification, implementation, and tests yet. Moreover, it is not required for the use case of Jena-Optronik.</text:p>
          </table:table-cell>
          <table:covered-table-cell/>
        </table:table-row>
        <table:table-row table:style-name="TableLine94362243704608">
          <table:table-cell table:style-name="Table1.B2" table:number-columns-spanned="2" office:value-type="string">
            <text:p text:style-name="P19">NCR:</text:p>
            <text:p text:style-name="P8">ESTEC GitLab Issue #664 &lt;https://gitrepos.estec.esa.int/external/rtems-smp-qualification/-/issues/664&gt;</text:p>
          </table:table-cell>
          <table:covered-table-cell/>
        </table:table-row>
        <table:table-row table:style-name="TableLine94362243705584">
          <table:table-cell table:style-name="Table1.B2" table:number-columns-spanned="2" office:value-type="string">
            <text:p text:style-name="P19">NRB:</text:p>
            <text:p text:style-name="P23">240900028-20211015-01.MOM <text:span text:style-name="T7">(“</text:span>QR<text:span text:style-name="T7">#</text:span>2 Minutes of <text:span text:style-name="T3">Meeting”</text:span><text:span text:style-name="T7">)</text:span></text:p>
          </table:table-cell>
          <table:covered-table-cell/>
        </table:table-row>
        <table:table-row table:style-name="TableLine94362243706288">
          <table:table-cell table:style-name="Table1.B2" table:number-columns-spanned="2" office:value-type="string">
            <text:p text:style-name="P19">Adverse effects:</text:p>
            <text:p text:style-name="P7">rtems_rate_monotonic_deadline() directive not available in the API.</text:p>
          </table:table-cell>
          <table:covered-table-cell/>
        </table:table-row>
        <table:table-row table:style-name="TableLine94362243706992">
          <table:table-cell table:style-name="Table1.B2" table:number-columns-spanned="2" office:value-type="string">
            <text:p text:style-name="P19">Limitation of use:</text:p>
            <text:p text:style-name="P7">The directive was historically envisioned for a special use case which never surfaced in practice. Consequently, there is currently no known impact on usage.</text:p>
          </table:table-cell>
          <table:covered-table-cell/>
        </table:table-row>
        <table:table-row table:style-name="Table1.15">
          <table:table-cell table:style-name="Table1.B2" table:number-columns-spanned="2" office:value-type="string">
            <text:p text:style-name="P19">Proposed disposition:</text:p>
            <text:p text:style-name="P7">The software should be used without the rtems_rate_monotonic_deadline() function <text:span text:style-name="T1">(u</text:span>se-as-is<text:span text:style-name="T1">).</text:span></text:p>
          </table:table-cell>
          <table:covered-table-cell/>
        </table:table-row>
      </table:table>
      <text:p text:style-name="Standard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21">embedded brains:</text:p>
          </table:table-cell>
          <table:table-cell table:style-name="Table2.B1" office:value-type="string">
            <text:p text:style-name="P6"/>
          </table:table-cell>
          <table:table-cell table:style-name="Table2.A1" table:number-columns-spanned="2" office:value-type="string">
            <text:p text:style-name="P19"><text:span text:style-name="T10">EDISOFT </text:span>Approval:</text:p>
            <text:p text:style-name="P12"><text:span text:style-name="T4"></text:span> approved <text:s text:c="18"/><text:span text:style-name="T4"></text:span> rejected</text:p>
          </table:table-cell>
          <table:covered-table-cell/>
          <table:table-cell table:style-name="Table2.B1" office:value-type="string">
            <text:p text:style-name="P6"/>
          </table:table-cell>
          <table:table-cell table:style-name="Table2.F1" table:number-columns-spanned="2" office:value-type="string">
            <text:p text:style-name="P22"><text:span text:style-name="T10">ESA </text:span>Approval:</text:p>
            <text:p text:style-name="P13"><text:span text:style-name="T4"></text:span> approved <text:s text:c="18"/><text:span text:style-name="T4"></text:span> rejected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26">Submitter:<text:line-break/></text:p>
            <text:p text:style-name="P14">Frank Kühndel</text:p>
            <text:p text:style-name="P2">Date:</text:p>
            <text:p text:style-name="P11">2021-<text:span text:style-name="T11">Dec</text:span>-<text:span text:style-name="T11">01</text:span></text:p>
          </table:table-cell>
          <table:table-cell table:style-name="Table2.B1" office:value-type="string">
            <text:p text:style-name="P6"/>
          </table:table-cell>
          <table:table-cell table:style-name="Table2.A2" office:value-type="string">
            <text:p text:style-name="P27">Project Manager:<text:line-break/></text:p>
            <text:p text:style-name="P15">Nuno R<text:span text:style-name="T8">amos</text:span></text:p>
            <text:p text:style-name="P3">Date:</text:p>
            <text:p text:style-name="P16"><text:s/></text:p>
          </table:table-cell>
          <table:table-cell table:style-name="Table2.A2" office:value-type="string">
            <text:p text:style-name="P28">Product Assurance and Safety Manager:</text:p>
            <text:p text:style-name="P17">Rute Mateus</text:p>
            <text:p text:style-name="P4">Date:</text:p>
            <text:p text:style-name="P16"><text:s/></text:p>
          </table:table-cell>
          <table:table-cell table:style-name="Table2.B1" office:value-type="string">
            <text:p text:style-name="P25"/>
          </table:table-cell>
          <table:table-cell table:style-name="Table2.A2" office:value-type="string">
            <text:p text:style-name="P24">Technical Officer:<text:line-break/></text:p>
            <text:p text:style-name="P18">Javier F. Salgado</text:p>
            <text:p text:style-name="P3">Date:</text:p>
            <text:p text:style-name="P16"><text:s/></text:p>
          </table:table-cell>
          <table:table-cell table:style-name="Table2.G2" office:value-type="string">
            <text:p text:style-name="P29">Product Assurance and Safety Manager:</text:p>
            <text:p text:style-name="P18">Cora Janse</text:p>
            <text:p text:style-name="P5">Date:</text:p>
            <text:p text:style-name="P30"><text:s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legreya Sans Light" svg:font-family="'Alegreya Sans Light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1.99mm" style:writing-mode="page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7T11:22:24.045761643</meta:creation-date>
    <dc:date>2021-12-01T12:17:34.373198526</dc:date>
    <meta:editing-duration>PT1H57M1S</meta:editing-duration>
    <meta:editing-cycles>19</meta:editing-cycles>
    <meta:generator>LibreOffice/7.1.4.2$Linux_X86_64 LibreOffice_project/10$Build-2</meta:generator>
    <meta:document-statistic meta:table-count="2" meta:image-count="0" meta:object-count="0" meta:page-count="1" meta:paragraph-count="69" meta:word-count="243" meta:character-count="1944" meta:non-whitespace-character-count="1721"/>
  </office:meta>
</office:document-meta>
</file>